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'nimbus sans l', sans-serif"/>
    <style:font-face style:name="Helvetica Neue" svg:font-family="'Helvetica Neue', Helvetica, 'Microsoft JhengHei', sans-serif"/>
    <style:font-face style:name="Helvetica" svg:font-family="Helvetica, 'Open Sans', 'Microsoft YaHei', 'Microsoft Jhenghei', sans-serif, 'WenQuanYi Micro Hei', Simhei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222222" fo:letter-spacing="normal" fo:font-weight="normal" style:font-name-asian="Roboto" style:font-size-asian="13.5pt" style:language-asian="zh" style:country-asian="TW" style:font-style-asian="normal" style:font-weight-asian="normal" style:font-weight-complex="normal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font-style-asian="normal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9" style:family="paragraph" style:parent-style-name="Standard">
      <style:paragraph-properties style:writing-mode="lr-tb"/>
      <style:text-properties fo:font-variant="normal" fo:text-transform="none" fo:color="#333333" fo:letter-spacing="0.026cm" fo:font-weight="normal" fo:background-color="transparent" style:font-name-asian="Arial2" style:font-size-asian="12pt" style:language-asian="zh" style:country-asian="TW" style:font-style-asian="normal" style:font-weight-asian="normal" style:font-weight-complex="normal"/>
    </style:style>
    <style:style style:name="P10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2" style:font-size-asian="12pt" style:language-asian="zh" style:country-asian="TW" style:font-style-asian="normal" style:font-weight-asian="bold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333333" fo:letter-spacing="normal" fo:font-weight="bold" style:font-name-asian="Arial1" style:font-size-asian="12.75pt" style:language-asian="zh" style:country-asian="TW" style:font-style-asian="normal" style:font-weight-asian="bold" style:font-weight-complex="bold"/>
    </style:style>
    <style:style style:name="P12" style:family="paragraph" style:parent-style-name="Standard">
      <style:paragraph-properties style:writing-mode="lr-tb"/>
      <style:text-properties fo:font-variant="normal" fo:text-transform="none" fo:color="#222222" fo:letter-spacing="normal" fo:font-weight="normal" fo:background-color="transparent" style:font-name-asian="Roboto" style:font-size-asian="13.5pt" style:language-asian="zh" style:country-asian="TW" style:font-style-asian="normal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font-variant="normal" fo:text-transform="none" fo:color="#222222" fo:letter-spacing="normal" fo:font-weight="normal" style:font-name-asian="Roboto" style:font-size-asian="13.5pt" style:language-asian="zh" style:country-asian="TW" style:font-style-asian="normal" style:font-weight-asian="normal" style:font-weight-complex="normal"/>
    </style:style>
    <style:style style:name="P14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line-height="180%" fo:orphans="2" fo:widows="2" fo:text-indent="0cm" style:auto-text-indent="false"/>
      <style:text-properties fo:font-variant="normal" fo:text-transform="none" fo:color="#232a31" fo:letter-spacing="normal"/>
    </style:style>
    <style:style style:name="P16" style:family="paragraph" style:parent-style-name="Text_20_body">
      <style:paragraph-properties style:writing-mode="lr-tb"/>
      <style:text-properties fo:font-variant="normal" fo:text-transform="none" fo:color="#232a31" fo:letter-spacing="normal"/>
    </style:style>
    <style:style style:name="T1" style:family="text"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font-variant="normal" fo:text-transform="none" fo:color="#232a31" style:font-name="YahooSans VF" fo:font-size="13.5pt" fo:letter-spacing="normal" fo:font-style="normal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3" style:family="text"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Microsoft Jhenghei" style:font-size-asian="12.75pt" style:font-weight-asian="bold" style:font-weight-complex="bold"/>
    </style:style>
    <style:style style:name="T7" style:family="text">
      <style:text-properties fo:color="#232a31" fo:letter-spacing="normal" style:font-name-asian="YahooSans VF" style:font-size-asian="13.5pt"/>
    </style:style>
    <style:style style:name="T8" style:family="text">
      <style:text-properties fo:color="#232a31" fo:letter-spacing="normal" fo:background-color="transparent" style:font-name-asian="YahooSans VF" style:font-size-asian="13.5pt"/>
    </style:style>
    <style:style style:name="T9" style:family="text">
      <style:text-properties style:font-name="YahooSans VF" fo:font-style="normal" fo:font-weight="normal"/>
    </style:style>
    <style:style style:name="T10" style:family="text">
      <style:text-properties style:font-name="Microsoft Jhenghei" fo:font-size="12.75pt" fo:font-style="normal"/>
    </style:style>
    <style:style style:name="T11" style:family="text">
      <style:text-properties style:font-name="Microsoft Jhenghei" fo:font-size="12.75pt" fo:letter-spacing="0.026cm" fo:font-style="normal" style:font-name-asian="Microsoft Jhenghei"/>
    </style:style>
    <style:style style:name="T12" style:family="text">
      <style:text-properties fo:color="#000000" fo:letter-spacing="normal" style:font-name-asian="Helvetica Neue" style:font-size-asian="13.5pt"/>
    </style:style>
    <style:style style:name="T13" style:family="text">
      <style:text-properties fo:color="#000000" fo:letter-spacing="normal" fo:background-color="transparent" style:font-name-asian="Helvetica Neue" style:font-size-asian="13.5pt"/>
    </style:style>
    <style:style style:name="T14" style:family="text">
      <style:text-properties fo:color="#000000" style:font-name-asian="YahooSans VF" style:font-size-asian="13.5pt"/>
    </style:style>
    <style:style style:name="T15" style:family="text">
      <style:text-properties fo:color="#000000" style:font-name-asian="Helvetica Neue"/>
    </style:style>
    <style:style style:name="T16" style:family="text">
      <style:text-properties fo:color="#000000" fo:font-weight="normal" fo:background-color="transparent" style:font-name-asian="YahooSans VF" style:font-size-asian="13.5pt" style:language-asian="zh" style:country-asian="TW" style:font-style-asian="normal" style:font-weight-asian="normal" style:font-weight-complex="normal"/>
    </style:style>
    <style:style style:name="T17" style:family="text">
      <style:text-properties fo:font-weight="normal" fo:background-color="transparent" style:font-name-asian="YahooSans VF" style:font-size-asian="13.5pt" style:language-asian="zh" style:country-asian="TW" style:font-style-asian="normal" style:font-weight-asian="normal" style:font-weight-complex="normal"/>
    </style:style>
    <style:style style:name="T18" style:family="text">
      <style:text-properties style:font-name-asian="Microsoft Jhenghei" style:font-size-asian="12.75pt"/>
    </style:style>
    <style:style style:name="T19" style:family="text">
      <style:text-properties style:font-name-asian="YahooSans VF" style:font-style-asian="normal" style:font-weight-asian="normal"/>
    </style:style>
    <style:style style:name="T20" style:family="text">
      <style:text-properties style:font-name-asian="YahooSans VF" style:language-asian="zh" style:country-asian="TW" style:font-style-asian="normal" style:font-weight-asian="normal"/>
    </style:style>
    <style:style style:name="T21" style:family="text">
      <style:text-properties style:font-name-asian="YahooSans VF" style:font-size-asian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MB昨天主要反映近期季節性結匯需求, 抵銷了美元小幅度走強的影響</text:p>
      <text:p text:style-name="P3">RMB <text:s text:c="2"/><text:span text:style-name="T4">小幅度</text:span>升值<text:span text:style-name="T4">至6.85</text:span></text:p>
      <text:p text:style-name="P3"/>
      <text:p text:style-name="P2">股市的部分並沒有太明顯利空 <text:s text:c="2"/>主要是漲多拉回</text:p>
      <text:p text:style-name="P3">///////////////////////////////////////////////////</text:p>
      <text:p text:style-name="P3">股市~~~</text:p>
      <text:p text:style-name="P3"><text:span text:style-name="T4">上證 (+0.077%) <text:s text:c="3"/>平盤</text:span></text:p>
      <text:p text:style-name="P2"/>
      <text:p text:style-name="P2">(領漲):</text:p>
      <text:p text:style-name="P11"><text:span text:style-name="T11">新能源,半導體</text:span></text:p>
      <text:p text:style-name="P1"/>
      <text:p text:style-name="P4">中國人民銀行昨天宣布，建立首購族的房貸利率動態調整機制，(地方政府可以取消利率下限)</text:p>
      <text:p text:style-name="P2"><text:span text:style-name="T5">房地產</text:span>是小幅上漲</text:p>
      <text:p text:style-name="P2">(領跌):</text:p>
      <text:p text:style-name="P2"><text:span text:style-name="T6">旅遊、酒店餐飲、食品、醫藥、金融</text:span><text:span text:style-name="T18">等類股走低。</text:span></text:p>
      <text:p text:style-name="P2"/>
      <text:p text:style-name="P2">///////////////////////////////////////////////////</text:p>
      <text:p text:style-name="P2">港</text:p>
      <text:p text:style-name="P1"><text:span text:style-name="T1">恆生~~~(-0.29%) <text:s text:c="2"/></text:span><text:s/></text:p>
      <text:p text:style-name="P1"><text:span text:style-name="T1">恆生科技股指數 <text:s/>(-1.4%)</text:span></text:p>
      <text:p text:style-name="P5"/>
      <text:p text:style-name="P5">(領漲):</text:p>
      <text:p text:style-name="P10"><text:span text:style-name="T8">房地產股</text:span><text:span text:style-name="T13"> </text:span></text:p>
      <text:p text:style-name="P9"><text:span text:style-name="T12"/></text:p>
      <text:p text:style-name="P12"><text:span text:style-name="T12">(領</text:span><text:span text:style-name="T15">跌</text:span><text:span text:style-name="T12">):</text:span></text:p>
      <text:p text:style-name="P16"><text:span text:style-name="T17">中國去年底正式結束10多年的新能源汽車補貼政策，這迫使特斯拉等汽車製造商加大打折力道，以維持銷量</text:span><text:span text:style-name="T16">，但是</text:span><text:span text:style-name="T19">汽車股收盤下跌</text:span><text:span text:style-name="T9">2.8%</text:span><text:span text:style-name="T19">，</text:span><text:span text:style-name="T20">是主要</text:span><text:span text:style-name="T19">領跌</text:span><text:span text:style-name="T20">股</text:span></text:p>
      <text:p text:style-name="P15"><text:span text:style-name="T19">Jp morgan表示，預計中國</text:span><text:span text:style-name="T20">汽車產業</text:span><text:span text:style-name="T19">將經歷“過渡陣痛</text:span><text:span text:style-name="T20">期</text:span><text:span text:style-name="T19">”，1月和2月電動車整體銷量</text:span><text:span text:style-name="T20">預估</text:span><text:span text:style-name="T19">比2022年底下降40%-60%。 </text:span></text:p>
      <text:p text:style-name="P4">///////////////////////////////////////////////////</text:p>
      <text:p text:style-name="P4">~~預測~~ </text:p>
      <text:p text:style-name="P4"/>
      <text:p text:style-name="P4">美銀表示，預計2023年將是中國第一季會較為波動，但自第二季起，股票估值重估將大致完成，預期今年企業獲利將成長約10%</text:p>
      <text:p text:style-name="P4"/>
      <text:p text:style-name="P4">今年第一季將繼續看好成長型產業，包括<text:span text:style-name="T5">互聯網</text:span>（網上零售、影視娛樂）及<text:span text:style-name="T5">保健</text:span>（設備、生物科技、生命科學）；並青睞<text:span text:style-name="T5">保險、酒店及餐飲</text:span>，</text:p>
      <text:p text:style-name="P4"/>
      <text:p text:style-name="P4">將<text:span text:style-name="T5">汽車股</text:span>至倒數10大之列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'nimbus sans l', sans-serif"/>
    <style:font-face style:name="Helvetica Neue" svg:font-family="'Helvetica Neue', Helvetica, 'Microsoft JhengHei', sans-serif"/>
    <style:font-face style:name="Helvetica" svg:font-family="Helvetica, 'Open Sans', 'Microsoft YaHei', 'Microsoft Jhenghei', sans-serif, 'WenQuanYi Micro Hei', Simhei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06T18:04:06.31</dc:date>
    <meta:editing-duration>PT20H39M1S</meta:editing-duration>
    <meta:editing-cycles>548</meta:editing-cycles>
    <meta:generator>OpenOffice/4.1.7$Win32 OpenOffice.org_project/417m1$Build-9800</meta:generator>
    <meta:document-statistic meta:table-count="0" meta:image-count="0" meta:object-count="0" meta:page-count="1" meta:paragraph-count="26" meta:word-count="422" meta:character-count="658"/>
  </office:meta>
</office:document-meta>
</file>